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T17" style:parent-style-name="Fuentedepárrafopredeter." style:family="text">
      <style:text-properties style:font-name="Liberation SerifLiberation Seri" fo:color="#000000" fo:background-color="#FBFCFD"/>
    </style:style>
    <style:style style:name="T18" style:parent-style-name="Fuentedepárrafopredeter." style:family="text">
      <style:text-properties style:font-name="Liberation SerifLiberation Seri" fo:color="#000000" fo:background-color="#FBFCFD"/>
    </style:style>
    <style:style style:name="T19" style:parent-style-name="Fuentedepárrafopredeter." style:family="text">
      <style:text-properties style:font-name="Liberation SerifLiberation Seri" fo:color="#000000" fo:background-color="#FBFCFD"/>
    </style:style>
    <style:style style:name="T20"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21"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Standard"><text:span text:style-name="T17">-<text:s/></text:span><text:span text:style-name="T18">Se ha modificado “hough.py”, en vez de usar 1000 para calcular los puntos “pt1” y “pt2”, se usa la diagonal (ancho^2+alto^2) tal como se nos ha indicado en StackOverflow para que las líneas detectadas vayan del borde izquierdo al borde derecho de la imagen.<text:s/></text:span><text:span text:style-name="T19">También se ha hecho un cierre después de usar cv2.Canny para ver si se pueden cerrar los contornos rotos, revisar esto.</text:span></text:p>
      <text:p text:style-name="Standard"/>
      <text:p text:style-name="Standard"><text:span text:style-name="T20">pip install opencv-contrib-python</text:span></text:p>
      <text:p text:style-name="Standard"/>
      <text:p text:style-name="Standard"/>
      <text:p text:style-name="Standard"/>
      <text:p text:style-name="Standard"/>
      <text:p text:style-name="Standard"/>
      <text:p text:style-name="P21">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07T11:41:00Z</dc:date>
    <meta:template xlink:href="Normal.dotm" xlink:type="simple"/>
    <meta:editing-cycles>68</meta:editing-cycles>
    <meta:editing-duration>PT84540S</meta:editing-duration>
    <meta:document-statistic meta:page-count="3" meta:paragraph-count="14" meta:word-count="1145" meta:character-count="7431" meta:row-count="52" meta:non-whitespace-character-count="6300"/>
  </office:meta>
</office:document-meta>
</file>